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6.7" calcext:value-type="float">
            <text:p>56,7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It'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!</text:p>
          </table:table-cell>
          <table:table-cell table:number-columns-repeated="7"/>
          <table:table-cell office:value-type="string" calcext:value-type="string">
            <text:p>M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Walkow</meta:initial-creator>
    <meta:creation-date>2015-03-12T20:35:42.139862341</meta:creation-date>
    <dc:date>2015-03-12T20:38:09.833458823</dc:date>
    <dc:creator>Karl Walkow</dc:creator>
    <meta:editing-duration>PT2M27S</meta:editing-duration>
    <meta:editing-cycles>1</meta:editing-cycles>
    <meta:document-statistic meta:table-count="1" meta:cell-count="8" meta:object-count="0"/>
    <meta:generator>LibreOffice/4.3.6.2$Linux_X86_64 LibreOffice_project/430$Build-2</meta:generator>
  </office:meta>
</office:document-meta>
</file>